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43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9728in"/>
    </style:style>
    <style:style style:name="co5" style:family="table-column">
      <style:table-column-properties fo:break-before="auto" style:column-width="1.5335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5.5764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9425in"/>
    </style:style>
    <style:style style:name="co12" style:family="table-column">
      <style:table-column-properties fo:break-before="auto" style:column-width="1.5583in"/>
    </style:style>
    <style:style style:name="co13" style:family="table-column">
      <style:table-column-properties fo:break-before="auto" style:column-width="1.8638in"/>
    </style:style>
    <style:style style:name="co14" style:family="table-column">
      <style:table-column-properties fo:break-before="auto" style:column-width="9.6902in"/>
    </style:style>
    <style:style style:name="ro1" style:family="table-row">
      <style:table-row-properties style:row-height="0.5591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1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7146in" fo:break-before="auto" style:use-optimal-row-height="false"/>
    </style:style>
    <style:style style:name="ro9" style:family="table-row">
      <style:table-row-properties style:row-height="0.7598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539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cccccc" fo:border-left="0.0102in solid #000000" fo:border-right="none" fo:border-top="0.0102in solid #000000"/>
    </style:style>
    <style:style style:name="ce3" style:family="table-cell" style:parent-style-name="Default">
      <style:table-cell-properties fo:border-bottom="none" fo:background-color="#dddddd" fo:border-left="0.0102in solid #000000" fo:border-right="none" fo:border-top="none"/>
    </style:style>
    <style:style style:name="ce4" style:family="table-cell" style:parent-style-name="Default">
      <style:table-cell-properties fo:border-bottom="none" fo:background-color="#cccccc" fo:border-left="0.0102in solid #000000" fo:border-right="none" fo:border-top="none"/>
    </style:style>
    <style:style style:name="ce5" style:family="table-cell" style:parent-style-name="Default">
      <style:table-cell-properties fo:border-bottom="none" fo:background-color="#ffff00" fo:border-left="0.0102in solid #000000" fo:border-right="none" fo:border-top="none"/>
    </style:style>
    <style:style style:name="ce6" style:family="table-cell" style:parent-style-name="Default">
      <style:table-cell-properties fo:border-bottom="none" fo:background-color="#dddddd" fo:border-left="0.0102in solid #000000" fo:border-right="none" fo:border-top="none"/>
      <style:text-properties style:font-name="Liberation Serif" style:font-name-asian="Segoe UI1" style:font-name-complex="Tahoma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102in solid #000000" fo:border-right="none" fo:border-top="none" style:vertical-align="middle"/>
      <style:paragraph-properties fo:text-align="center" fo:margin-left="0in"/>
      <style:text-properties style:font-name="Liberation Serif" fo:font-size="12pt" fo:font-weight="bold" style:font-name-asian="Segoe UI1" style:font-size-asian="12pt" style:font-weight-asian="bold" style:font-name-complex="Tahoma" style:font-size-complex="12pt" style:font-weight-complex="bold"/>
    </style:style>
    <style:style style:name="ce8" style:family="table-cell" style:parent-style-name="Default">
      <style:table-cell-properties fo:border-bottom="none" fo:background-color="#ffffd7" style:text-align-source="fix" style:repeat-content="false" fo:border-left="0.0102in solid #000000" fo:border-right="0.0102in solid #000000" fo:border-top="none" style:vertical-align="middle"/>
      <style:paragraph-properties fo:text-align="center"/>
      <style:text-properties fo:color="#5b277d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0.0102in solid #000000" fo:background-color="#dde8cb" style:text-align-source="value-type" style:repeat-content="false" fo:wrap-option="wrap" fo:border-left="0.0102in solid #000000" fo:border-right="none" fo:border-top="none" style:vertical-align="middle"/>
      <style:paragraph-properties fo:margin-left="0in"/>
      <style:text-properties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order-left="0.0102in solid #000000" fo:border-right="none" fo:border-top="0.0102in solid #000000"/>
    </style:style>
    <style:style style:name="ce12" style:family="table-cell" style:parent-style-name="Default">
      <style:table-cell-properties fo:border-bottom="none" fo:border-left="0.0102in solid #000000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102in solid #000000" fo:border-left="0.0102in solid #000000" fo:border-right="none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5b277d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cccccc" fo:border-left="none" fo:border-right="none" fo:border-top="0.0102in solid #000000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102in solid #000000" fo:background-color="#dde8cb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102in solid #000000"/>
    </style:style>
    <style:style style:name="ce24" style:family="table-cell" style:parent-style-name="Default">
      <style:table-cell-properties fo:border-bottom="0.0102in solid #000000" fo:border-left="none" fo:border-right="none" fo:border-top="none"/>
    </style:style>
    <style:style style:name="ce25" style:family="table-cell" style:parent-style-name="Default" style:data-style-name="N118">
      <style:table-cell-properties fo:border-bottom="0.0102in solid #000000" fo:background-color="#dde8cb" fo:border-left="none" fo:border-right="none" fo:border-top="none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in"/>
      <style:text-properties fo:color="#5b277d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dddddd"/>
      <style:text-properties style:font-name="Liberation Serif" style:font-name-asian="Segoe UI1" style:font-name-complex="Tahoma"/>
    </style:style>
    <style:style style:name="ce29" style:family="table-cell" style:parent-style-name="Default">
      <style:text-properties style:font-name="Liberation Serif" style:font-name-asian="Segoe UI1" style:font-name-complex="Tahoma"/>
    </style:style>
    <style:style style:name="ce30" style:family="table-cell" style:parent-style-name="Default">
      <style:table-cell-properties fo:border-bottom="none" fo:background-color="#cccccc" fo:border-left="none" fo:border-right="0.0102in solid #000000" fo:border-top="0.0102in solid #000000"/>
    </style:style>
    <style:style style:name="ce31" style:family="table-cell" style:parent-style-name="Default">
      <style:table-cell-properties fo:border-bottom="none" fo:background-color="#dddddd" fo:border-left="none" fo:border-right="0.0102in solid #000000" fo:border-top="none"/>
    </style:style>
    <style:style style:name="ce32" style:family="table-cell" style:parent-style-name="Default">
      <style:table-cell-properties fo:border-bottom="none" fo:background-color="#cccccc" fo:border-left="none" fo:border-right="0.0102in solid #000000" fo:border-top="none"/>
    </style:style>
    <style:style style:name="ce33" style:family="table-cell" style:parent-style-name="Default">
      <style:table-cell-properties fo:border-bottom="none" fo:background-color="#cccccc" fo:border-left="none" fo:border-right="0.0102in solid #000000" fo:border-top="none"/>
      <style:text-properties style:font-name="Liberation Serif" style:font-name-asian="Segoe UI1" style:font-name-complex="Tahoma"/>
    </style:style>
    <style:style style:name="ce34" style:family="table-cell" style:parent-style-name="Default">
      <style:table-cell-properties fo:border-bottom="none" fo:background-color="#dddddd" fo:border-left="none" fo:border-right="0.0102in solid #000000" fo:border-top="none"/>
      <style:text-properties style:font-name="Liberation Serif" style:font-name-asian="Segoe UI1" style:font-name-complex="Tahoma"/>
    </style:style>
    <style:style style:name="ce35" style:family="table-cell" style:parent-style-name="Default">
      <style:table-cell-properties fo:border-bottom="none" fo:background-color="#ffff00" fo:border-left="none" fo:border-right="0.0102in solid #000000" fo:border-top="none"/>
    </style:style>
    <style:style style:name="ce36" style:family="table-cell" style:parent-style-name="Default">
      <style:table-cell-properties fo:border-bottom="none" fo:background-color="#cccccc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cccccc" fo:border-left="none" fo:border-right="0.0102in solid #000000" fo:border-top="none"/>
      <style:text-properties fo:color="#000000" style:font-name="Segoe UI" fo:font-size="9pt" fo:language="zxx" fo:country="none" style:font-name-asian="Segoe UI" style:font-size-asian="9pt" style:language-asian="zxx" style:country-asian="none" style:font-name-complex="Segoe UI" style:font-size-complex="9pt" style:language-complex="zxx" style:country-complex="none"/>
    </style:style>
    <style:style style:name="ce38" style:family="table-cell" style:parent-style-name="Default">
      <style:table-cell-properties fo:border-bottom="none" fo:background-color="#dddddd" style:text-align-source="fix" style:repeat-content="false" fo:wrap-option="wrap" fo:border-left="none" fo:border-right="0.0102in solid #000000" fo:border-top="none"/>
      <style:paragraph-properties fo:text-align="start" fo:margin-left="0in"/>
      <style:text-properties style:font-name="Liberation Serif" style:font-name-asian="Segoe UI1" style:font-name-complex="Tahoma"/>
    </style:style>
    <style:style style:name="ce39" style:family="table-cell" style:parent-style-name="Default">
      <style:table-cell-properties fo:border-bottom="none" fo:background-color="#cccccc" style:text-align-source="fix" style:repeat-content="false" fo:wrap-option="wrap" fo:border-left="none" fo:border-right="0.0102in solid #000000" fo:border-top="none"/>
      <style:paragraph-properties fo:text-align="start" fo:margin-left="0in"/>
      <style:text-properties style:font-name="Liberation Serif" style:font-name-asian="Segoe UI1" style:font-name-complex="Tahoma"/>
    </style:style>
    <style:style style:name="ce40" style:family="table-cell" style:parent-style-name="Default">
      <style:table-cell-properties fo:border-bottom="none" fo:border-left="none" fo:border-right="0.0102in solid #000000" fo:border-top="none"/>
    </style:style>
    <style:style style:name="ce41" style:family="table-cell" style:parent-style-name="Default">
      <style:table-cell-properties fo:border-bottom="0.0102in solid #000000" fo:background-color="#ffff00" fo:border-left="none" fo:border-right="0.0102in solid #000000" fo:border-top="none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102in solid #000000" fo:border-top="0.0102in solid #000000"/>
    </style:style>
    <style:style style:name="ce43" style:family="table-cell" style:parent-style-name="Default">
      <style:table-cell-properties fo:border-bottom="none" fo:border-left="none" fo:border-right="0.0102in solid #000000" fo:border-top="none"/>
      <style:text-properties style:font-name="Liberation Serif" style:font-name-asian="Segoe UI1" style:font-name-complex="Tahoma"/>
    </style:style>
    <style:style style:name="ce44" style:family="table-cell" style:parent-style-name="Default">
      <style:table-cell-properties fo:border-bottom="none" fo:background-color="#ffff00" fo:border-left="none" fo:border-right="0.0102in solid #000000" fo:border-top="none"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102in solid #000000" fo:border-left="none" fo:border-right="0.0102in solid #000000" fo:border-top="none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4619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/>
      <table:table table:name="Costs" table:style-name="ta1">
        <table:table-column table:style-name="co1" table:default-cell-style-name="ce3"/>
        <table:table-column table:style-name="co2" table:number-columns-repeated="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8"/>
        <table:table-column table:style-name="co9" table:default-cell-style-name="ce40"/>
        <table:table-row table:style-name="ro1">
          <table:table-cell table:style-name="ce1" office:value-type="string">
            <text:p>Part Name</text:p>
          </table:table-cell>
          <table:table-cell table:style-name="ce1" office:value-type="string">
            <text:p>Price / 1 Part</text:p>
          </table:table-cell>
          <table:table-cell table:style-name="ce1" office:value-type="string">
            <text:p>Price / 1000</text:p>
          </table:table-cell>
          <table:table-cell table:style-name="ce1" office:value-type="string">
            <text:p><text:s/>price /10k</text:p>
          </table:table-cell>
          <table:table-cell table:style-name="ce1" office:value-type="string">
            <text:p>Mult. Factor / one PCB</text:p>
          </table:table-cell>
          <table:table-cell table:style-name="ce1" office:value-type="string">
            <text:p>Total price /1 PCB</text:p>
          </table:table-cell>
          <table:table-cell table:style-name="ce1" office:value-type="string">
            <text:p>Total price / 1000 PCB</text:p>
          </table:table-cell>
          <table:table-cell table:style-name="ce1" office:value-type="string">
            <text:p>Total price / 10k PCB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comment</text:p>
          </table:table-cell>
        </table:table-row>
        <table:table-row table:style-name="ro2">
          <table:table-cell table:style-name="ce2" office:value-type="string">
            <text:p>Batt. Extended temp range EVE ER14505</text:p>
          </table:table-cell>
          <table:table-cell table:style-name="ce17" office:value-type="float" office:value="2.66">
            <text:p>2.66</text:p>
          </table:table-cell>
          <table:table-cell table:number-columns-repeated="2" table:style-name="ce17" office:value-type="float" office:value="1.75">
            <text:p>1.75</text:p>
          </table:table-cell>
          <table:table-cell table:style-name="ce17" office:value-type="float" office:value="2">
            <text:p>2</text:p>
          </table:table-cell>
          <table:table-cell table:style-name="ce17" table:formula="of:=[.E2]*[.$B2]" office:value-type="float" office:value="5.32">
            <text:p>5.32</text:p>
          </table:table-cell>
          <table:table-cell table:style-name="ce17" table:formula="of:=[.C2]*[.E2]" office:value-type="float" office:value="3.5">
            <text:p>3.5</text:p>
          </table:table-cell>
          <table:table-cell table:style-name="ce17" table:formula="of:=[.D2]*[.E2]" office:value-type="float" office:value="3.5">
            <text:p>3.5</text:p>
          </table:table-cell>
          <table:table-cell table:style-name="ce17" office:value-type="string">
            <text:p>tme</text:p>
          </table:table-cell>
          <table:table-cell table:style-name="ce30"/>
        </table:table-row>
        <table:table-row table:style-name="ro2">
          <table:table-cell office:value-type="string">
            <text:p>CP2102N</text:p>
          </table:table-cell>
          <table:table-cell office:value-type="float" office:value="3.23">
            <text:p>3.23</text:p>
          </table:table-cell>
          <table:table-cell office:value-type="float" office:value="2.09">
            <text:p>2.09</text:p>
          </table:table-cell>
          <table:table-cell office:value-type="float" office:value="1.86">
            <text:p>1.86</text:p>
          </table:table-cell>
          <table:table-cell office:value-type="float" office:value="1">
            <text:p>1</text:p>
          </table:table-cell>
          <table:table-cell table:formula="of:=[.E3]*[.$B3]" office:value-type="float" office:value="3.23">
            <text:p>3.23</text:p>
          </table:table-cell>
          <table:table-cell table:formula="of:=[.C3]*[.E3]" office:value-type="float" office:value="2.09">
            <text:p>2.09</text:p>
          </table:table-cell>
          <table:table-cell table:formula="of:=[.D3]*[.E3]" office:value-type="float" office:value="1.86">
            <text:p>1.86</text:p>
          </table:table-cell>
          <table:table-cell office:value-type="string">
            <text:p>mouser</text:p>
          </table:table-cell>
          <table:table-cell table:style-name="ce31"/>
        </table:table-row>
        <table:table-row table:style-name="ro2">
          <table:table-cell table:style-name="ce4" office:value-type="string">
            <text:p>USBLC6-2P6 (ESD)</text:p>
          </table:table-cell>
          <table:table-cell table:style-name="ce19" office:value-type="float" office:value="0.362">
            <text:p>0.362</text:p>
          </table:table-cell>
          <table:table-cell table:style-name="ce19" office:value-type="float" office:value="0.109">
            <text:p>0.109</text:p>
          </table:table-cell>
          <table:table-cell table:style-name="ce19" office:value-type="float" office:value="0.096">
            <text:p>0.096</text:p>
          </table:table-cell>
          <table:table-cell table:style-name="ce19" office:value-type="float" office:value="1">
            <text:p>1</text:p>
          </table:table-cell>
          <table:table-cell table:formula="of:=[.E4]*[.$B4]" office:value-type="float" office:value="0.362">
            <text:p>0.362</text:p>
          </table:table-cell>
          <table:table-cell table:formula="of:=[.C4]*[.E4]" office:value-type="float" office:value="0.109">
            <text:p>0.109</text:p>
          </table:table-cell>
          <table:table-cell table:formula="of:=[.D4]*[.E4]" office:value-type="float" office:value="0.096">
            <text:p>0.096</text:p>
          </table:table-cell>
          <table:table-cell table:style-name="ce19" office:value-type="string">
            <text:p>tme</text:p>
          </table:table-cell>
          <table:table-cell table:style-name="ce32"/>
        </table:table-row>
        <table:table-row table:style-name="ro2">
          <table:table-cell office:value-type="string">
            <text:p>USB4110-GF-A (connector)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61">
            <text:p>0.61</text:p>
          </table:table-cell>
          <table:table-cell office:value-type="float" office:value="1">
            <text:p>1</text:p>
          </table:table-cell>
          <table:table-cell table:formula="of:=[.E5]*[.$B5]" office:value-type="float" office:value="0.81">
            <text:p>0.81</text:p>
          </table:table-cell>
          <table:table-cell table:formula="of:=[.C5]*[.E5]" office:value-type="float" office:value="0.61">
            <text:p>0.61</text:p>
          </table:table-cell>
          <table:table-cell table:formula="of:=[.D5]*[.E5]" office:value-type="float" office:value="0.61">
            <text:p>0.61</text:p>
          </table:table-cell>
          <table:table-cell office:value-type="string">
            <text:p>mouser</text:p>
          </table:table-cell>
          <table:table-cell table:style-name="ce31"/>
        </table:table-row>
        <table:table-row table:style-name="ro2">
          <table:table-cell table:style-name="ce4" office:value-type="string">
            <text:p>5V TVS for USB connector</text:p>
          </table:table-cell>
          <table:table-cell table:style-name="ce19" office:value-type="float" office:value="0.09">
            <text:p>0.09</text:p>
          </table:table-cell>
          <table:table-cell table:style-name="ce19" office:value-type="float" office:value="0.018">
            <text:p>0.018</text:p>
          </table:table-cell>
          <table:table-cell table:style-name="ce19" office:value-type="float" office:value="0.01534">
            <text:p>0.01534</text:p>
          </table:table-cell>
          <table:table-cell table:style-name="ce19" office:value-type="float" office:value="1">
            <text:p>1</text:p>
          </table:table-cell>
          <table:table-cell table:formula="of:=[.E6]*[.$B6]" office:value-type="float" office:value="0.09">
            <text:p>0.09</text:p>
          </table:table-cell>
          <table:table-cell table:formula="of:=[.C6]*[.E6]" office:value-type="float" office:value="0.018">
            <text:p>0.018</text:p>
          </table:table-cell>
          <table:table-cell table:formula="of:=[.D6]*[.E6]" office:value-type="float" office:value="0.01534">
            <text:p>0.01534</text:p>
          </table:table-cell>
          <table:table-cell table:style-name="ce19" office:value-type="string">
            <text:p>Digi-key</text:p>
          </table:table-cell>
          <table:table-cell table:style-name="ce33" office:value-type="string">
            <text:p>ESD9B5.0ST5G </text:p>
          </table:table-cell>
        </table:table-row>
        <table:table-row table:style-name="ro2">
          <table:table-cell office:value-type="string">
            <text:p>Push button</text:p>
          </table:table-cell>
          <table:table-cell office:value-type="float" office:value="0.108">
            <text:p>0.108</text:p>
          </table:table-cell>
          <table:table-cell office:value-type="float" office:value="0.061">
            <text:p>0.061</text:p>
          </table:table-cell>
          <table:table-cell office:value-type="float" office:value="0.053">
            <text:p>0.053</text:p>
          </table:table-cell>
          <table:table-cell office:value-type="float" office:value="2">
            <text:p>2</text:p>
          </table:table-cell>
          <table:table-cell table:formula="of:=[.E7]*[.$B7]" office:value-type="float" office:value="0.216">
            <text:p>0.216</text:p>
          </table:table-cell>
          <table:table-cell table:formula="of:=[.C7]*[.E7]" office:value-type="float" office:value="0.122">
            <text:p>0.122</text:p>
          </table:table-cell>
          <table:table-cell table:formula="of:=[.D7]*[.E7]" office:value-type="float" office:value="0.106">
            <text:p>0.106</text:p>
          </table:table-cell>
          <table:table-cell office:value-type="string">
            <text:p>TME</text:p>
          </table:table-cell>
          <table:table-cell table:style-name="ce34" office:value-type="string">
            <text:p>TVCM04N016BB </text:p>
          </table:table-cell>
        </table:table-row>
        <table:table-row table:style-name="ro2">
          <table:table-cell table:style-name="ce5" office:value-type="string">
            <text:p>Rubber antenna 868MHz</text:p>
          </table:table-cell>
          <table:table-cell table:number-columns-repeated="3" table:style-name="ce20" office:value-type="float" office:value="7.12">
            <text:p>7.12</text:p>
          </table:table-cell>
          <table:table-cell table:style-name="ce20" office:value-type="float" office:value="1">
            <text:p>1</text:p>
          </table:table-cell>
          <table:table-cell table:style-name="ce20" table:formula="of:=[.E8]*[.$B8]" office:value-type="float" office:value="7.12">
            <text:p>7.12</text:p>
          </table:table-cell>
          <table:table-cell table:style-name="ce20" table:formula="of:=[.C8]*[.E8]" office:value-type="float" office:value="7.12">
            <text:p>7.12</text:p>
          </table:table-cell>
          <table:table-cell table:style-name="ce20" table:formula="of:=[.D8]*[.E8]" office:value-type="float" office:value="7.12">
            <text:p>7.12</text:p>
          </table:table-cell>
          <table:table-cell table:style-name="ce20" office:value-type="string">
            <text:p>mouser</text:p>
          </table:table-cell>
          <table:table-cell table:style-name="ce35" office:value-type="string">
            <text:p>china less expensive or PCB antenna which is less effective and needs certification</text:p>
          </table:table-cell>
        </table:table-row>
        <table:table-row table:style-name="ro2">
          <table:table-cell table:style-name="ce5" office:value-type="string">
            <text:p>LR-SMA antenna connector</text:p>
          </table:table-cell>
          <table:table-cell table:style-name="ce20" office:value-type="float" office:value="2.93">
            <text:p>2.93</text:p>
          </table:table-cell>
          <table:table-cell table:style-name="ce20" office:value-type="float" office:value="1.69">
            <text:p>1.69</text:p>
          </table:table-cell>
          <table:table-cell table:style-name="ce20" office:value-type="float" office:value="1.58">
            <text:p>1.58</text:p>
          </table:table-cell>
          <table:table-cell table:style-name="ce20" office:value-type="float" office:value="1">
            <text:p>1</text:p>
          </table:table-cell>
          <table:table-cell table:style-name="ce20" table:formula="of:=[.E9]*[.$B9]" office:value-type="float" office:value="2.93">
            <text:p>2.93</text:p>
          </table:table-cell>
          <table:table-cell table:style-name="ce20" table:formula="of:=[.C9]*[.E9]" office:value-type="float" office:value="1.69">
            <text:p>1.69</text:p>
          </table:table-cell>
          <table:table-cell table:style-name="ce20" table:formula="of:=[.D9]*[.E9]" office:value-type="float" office:value="1.58">
            <text:p>1.58</text:p>
          </table:table-cell>
          <table:table-cell table:style-name="ce20" office:value-type="string">
            <text:p>mouser</text:p>
          </table:table-cell>
          <table:table-cell table:style-name="ce35" office:value-type="string">
            <text:p>china less expensive or PCB antenna which is less effective and needs certification</text:p>
          </table:table-cell>
        </table:table-row>
        <table:table-row table:style-name="ro2">
          <table:table-cell table:style-name="ce4" office:value-type="string">
            <text:p>LoRa module </text:p>
          </table:table-cell>
          <table:table-cell table:number-columns-repeated="3" table:style-name="ce19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formula="of:=[.E10]*[.$B10]" office:value-type="float" office:value="6">
            <text:p>6</text:p>
          </table:table-cell>
          <table:table-cell table:formula="of:=[.C10]*[.E10]" office:value-type="float" office:value="6">
            <text:p>6</text:p>
          </table:table-cell>
          <table:table-cell table:formula="of:=[.D10]*[.E10]" office:value-type="float" office:value="6">
            <text:p>6</text:p>
          </table:table-cell>
          <table:table-cell table:style-name="ce19" office:value-type="string">
            <text:p>RAK wirless</text:p>
          </table:table-cell>
          <table:table-cell table:style-name="ce32"/>
        </table:table-row>
        <table:table-row table:style-name="ro2">
          <table:table-cell office:value-type="string">
            <text:p>Temp &amp; RH Sensor: SHT41</text:p>
          </table:table-cell>
          <table:table-cell office:value-type="float" office:value="2.67">
            <text:p>2.67</text:p>
          </table:table-cell>
          <table:table-cell office:value-type="float" office:value="1.76">
            <text:p>1.76</text:p>
          </table:table-cell>
          <table:table-cell office:value-type="float" office:value="1.64">
            <text:p>1.64</text:p>
          </table:table-cell>
          <table:table-cell office:value-type="float" office:value="1">
            <text:p>1</text:p>
          </table:table-cell>
          <table:table-cell table:formula="of:=[.E11]*[.$B11]" office:value-type="float" office:value="2.67">
            <text:p>2.67</text:p>
          </table:table-cell>
          <table:table-cell table:formula="of:=[.C11]*[.E11]" office:value-type="float" office:value="1.76">
            <text:p>1.76</text:p>
          </table:table-cell>
          <table:table-cell table:formula="of:=[.D11]*[.E11]" office:value-type="float" office:value="1.64">
            <text:p>1.64</text:p>
          </table:table-cell>
          <table:table-cell office:value-type="string">
            <text:p>Digi-key</text:p>
          </table:table-cell>
          <table:table-cell table:style-name="ce31"/>
        </table:table-row>
        <table:table-row table:style-name="ro2">
          <table:table-cell table:style-name="ce6" office:value-type="string">
            <text:p>Pressure Sensor: ILPS22QSTR </text:p>
          </table:table-cell>
          <table:table-cell office:value-type="float" office:value="2.45">
            <text:p>2.45</text:p>
          </table:table-cell>
          <table:table-cell table:number-columns-repeated="2" office:value-type="float" office:value="2.18">
            <text:p>2.18</text:p>
          </table:table-cell>
          <table:table-cell office:value-type="float" office:value="1">
            <text:p>1</text:p>
          </table:table-cell>
          <table:table-cell table:formula="of:=[.E12]*[.$B12]" office:value-type="float" office:value="2.45">
            <text:p>2.45</text:p>
          </table:table-cell>
          <table:table-cell table:formula="of:=[.C12]*[.E12]" office:value-type="float" office:value="2.18">
            <text:p>2.18</text:p>
          </table:table-cell>
          <table:table-cell table:formula="of:=[.D12]*[.E12]" office:value-type="float" office:value="2.18">
            <text:p>2.18</text:p>
          </table:table-cell>
          <table:table-cell office:value-type="string">
            <text:p>Farnell</text:p>
          </table:table-cell>
          <table:table-cell table:style-name="ce31"/>
        </table:table-row>
        <table:table-row table:style-name="ro2">
          <table:table-cell table:style-name="ce6" office:value-type="string">
            <text:p>NFC Tag IC: ST25DV16K  </text:p>
          </table:table-cell>
          <table:table-cell office:value-type="float" office:value="0.72">
            <text:p>0.72</text:p>
          </table:table-cell>
          <table:table-cell office:value-type="float" office:value="0.59">
            <text:p>0.59</text:p>
          </table:table-cell>
          <table:table-cell office:value-type="float" office:value="0.58">
            <text:p>0.58</text:p>
          </table:table-cell>
          <table:table-cell office:value-type="float" office:value="1">
            <text:p>1</text:p>
          </table:table-cell>
          <table:table-cell table:formula="of:=[.E13]*[.$B13]" office:value-type="float" office:value="0.72">
            <text:p>0.72</text:p>
          </table:table-cell>
          <table:table-cell table:formula="of:=[.C13]*[.E13]" office:value-type="float" office:value="0.59">
            <text:p>0.59</text:p>
          </table:table-cell>
          <table:table-cell table:formula="of:=[.D13]*[.E13]" office:value-type="float" office:value="0.58">
            <text:p>0.58</text:p>
          </table:table-cell>
          <table:table-cell office:value-type="string">
            <text:p>Digi-key</text:p>
          </table:table-cell>
          <table:table-cell table:style-name="ce31"/>
        </table:table-row>
        <table:table-row table:style-name="ro3">
          <table:table-cell table:style-name="ce7" office:value-type="string">
            <text:p>Local sensor reading storage: AT25EU0041A 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0.215">
            <text:p>0.215</text:p>
          </table:table-cell>
          <table:table-cell table:style-name="ce21" office:value-type="float" office:value="0.214">
            <text:p>0.214</text:p>
          </table:table-cell>
          <table:table-cell table:style-name="ce21" office:value-type="float" office:value="1">
            <text:p>1</text:p>
          </table:table-cell>
          <table:table-cell table:style-name="ce21" table:formula="of:=[.E14]*[.$B14]" office:value-type="float" office:value="0.26">
            <text:p>0.26</text:p>
          </table:table-cell>
          <table:table-cell table:style-name="ce21" table:formula="of:=[.C14]*[.E14]" office:value-type="float" office:value="0.215">
            <text:p>0.215</text:p>
          </table:table-cell>
          <table:table-cell table:style-name="ce21" table:formula="of:=[.D14]*[.E14]" office:value-type="float" office:value="0.214">
            <text:p>0.214</text:p>
          </table:table-cell>
          <table:table-cell table:style-name="ce21" office:value-type="string">
            <text:p>Digi-key</text:p>
          </table:table-cell>
          <table:table-cell table:style-name="ce36"/>
        </table:table-row>
        <table:table-row table:style-name="ro4">
          <table:table-cell office:value-type="string">
            <text:p>100nF x7r (extended temp range)</text:p>
          </table:table-cell>
          <table:table-cell office:value-type="float" office:value="0.07">
            <text:p>0.07</text:p>
          </table:table-cell>
          <table:table-cell office:value-type="float" office:value="0.01143">
            <text:p>0.01143</text:p>
          </table:table-cell>
          <table:table-cell office:value-type="float" office:value="0.00383">
            <text:p>0.00383</text:p>
          </table:table-cell>
          <table:table-cell office:value-type="float" office:value="12">
            <text:p>12</text:p>
          </table:table-cell>
          <table:table-cell table:formula="of:=[.E15]*[.$B15]" office:value-type="float" office:value="0.84">
            <text:p>0.84</text:p>
          </table:table-cell>
          <table:table-cell table:formula="of:=[.C15]*[.E15]" office:value-type="float" office:value="0.13716">
            <text:p>0.13716</text:p>
          </table:table-cell>
          <table:table-cell table:formula="of:=[.D15]*[.E15]" office:value-type="float" office:value="0.04596">
            <text:p>0.04596</text:p>
          </table:table-cell>
          <table:table-cell office:value-type="string">
            <text:p>Dig-key</text:p>
          </table:table-cell>
          <table:table-cell table:style-name="ce31" office:value-type="string">
            <text:p>Samsung <text:span text:style-name="T3">CL05B104KP5NNNC</text:span></text:p>
            <text:p/>
          </table:table-cell>
        </table:table-row>
        <table:table-row table:style-name="ro5">
          <table:table-cell table:style-name="ce4" office:value-type="string">
            <text:p>1uF x7r (extended temp range)</text:p>
          </table:table-cell>
          <table:table-cell table:style-name="ce19" office:value-type="float" office:value="0.07">
            <text:p>0.07</text:p>
          </table:table-cell>
          <table:table-cell table:style-name="ce19" office:value-type="float" office:value="0.004">
            <text:p>0.004</text:p>
          </table:table-cell>
          <table:table-cell table:style-name="ce19" office:value-type="float" office:value="0.00368">
            <text:p>0.00368</text:p>
          </table:table-cell>
          <table:table-cell table:style-name="ce19" office:value-type="float" office:value="2">
            <text:p>2</text:p>
          </table:table-cell>
          <table:table-cell table:formula="of:=[.E16]*[.$B16]" office:value-type="float" office:value="0.14">
            <text:p>0.14</text:p>
          </table:table-cell>
          <table:table-cell table:formula="of:=[.C16]*[.E16]" office:value-type="float" office:value="0.008">
            <text:p>0.008</text:p>
          </table:table-cell>
          <table:table-cell table:formula="of:=[.D16]*[.E16]" office:value-type="float" office:value="0.00736">
            <text:p>0.00736</text:p>
          </table:table-cell>
          <table:table-cell table:style-name="ce19" office:value-type="string">
            <text:p>Dig-key</text:p>
          </table:table-cell>
          <table:table-cell table:style-name="ce32" office:value-type="string">
            <text:p>Samsung <text:s/><text:span text:style-name="T3">CL10B105KP8NNNC</text:span></text:p>
            <text:p/>
            <text:p/>
          </table:table-cell>
        </table:table-row>
        <table:table-row table:style-name="ro2">
          <table:table-cell office:value-type="string">
            <text:p>10uF x7r (extended temp range)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.01773">
            <text:p>0.01773</text:p>
          </table:table-cell>
          <table:table-cell office:value-type="float" office:value="10">
            <text:p>10</text:p>
          </table:table-cell>
          <table:table-cell table:formula="of:=[.E17]*[.$B17]" office:value-type="float" office:value="0.7">
            <text:p>0.7</text:p>
          </table:table-cell>
          <table:table-cell table:formula="of:=[.C17]*[.E17]" office:value-type="float" office:value="0.2">
            <text:p>0.2</text:p>
          </table:table-cell>
          <table:table-cell table:formula="of:=[.D17]*[.E17]" office:value-type="float" office:value="0.1773">
            <text:p>0.1773</text:p>
          </table:table-cell>
          <table:table-cell office:value-type="string">
            <text:p>Digi-key</text:p>
          </table:table-cell>
          <table:table-cell table:style-name="ce34" office:value-type="string">
            <text:p>Samsung CL21B106KPQNNNE </text:p>
          </table:table-cell>
        </table:table-row>
        <table:table-row table:style-name="ro2">
          <table:table-cell table:style-name="ce4" office:value-type="string">
            <text:p>10k resistor</text:p>
          </table:table-cell>
          <table:table-cell table:style-name="ce19" office:value-type="float" office:value="0.09">
            <text:p>0.09</text:p>
          </table:table-cell>
          <table:table-cell table:style-name="ce19" office:value-type="float" office:value="0.0263">
            <text:p>0.0263</text:p>
          </table:table-cell>
          <table:table-cell table:style-name="ce19" office:value-type="float" office:value="0.00099">
            <text:p>0.00099</text:p>
          </table:table-cell>
          <table:table-cell table:style-name="ce19" office:value-type="float" office:value="10">
            <text:p>10</text:p>
          </table:table-cell>
          <table:table-cell table:formula="of:=[.E18]*[.$B18]" office:value-type="float" office:value="0.9">
            <text:p>0.9</text:p>
          </table:table-cell>
          <table:table-cell table:formula="of:=[.C18]*[.E18]" office:value-type="float" office:value="0.263">
            <text:p>0.263</text:p>
          </table:table-cell>
          <table:table-cell table:formula="of:=[.D18]*[.E18]" office:value-type="float" office:value="0.0099">
            <text:p>0.0099</text:p>
          </table:table-cell>
          <table:table-cell table:style-name="ce19" office:value-type="string">
            <text:p>Digi- key</text:p>
          </table:table-cell>
          <table:table-cell table:style-name="ce33" office:value-type="string">
            <text:p>AC0603JR-075K1L </text:p>
          </table:table-cell>
        </table:table-row>
        <table:table-row table:style-name="ro2">
          <table:table-cell office:value-type="string">
            <text:p>5k1 resistor</text:p>
          </table:table-cell>
          <table:table-cell office:value-type="float" office:value="0.09">
            <text:p>0.09</text:p>
          </table:table-cell>
          <table:table-cell office:value-type="float" office:value="0.00519">
            <text:p>0.00519</text:p>
          </table:table-cell>
          <table:table-cell office:value-type="float" office:value="0.00324">
            <text:p>0.00324</text:p>
          </table:table-cell>
          <table:table-cell office:value-type="float" office:value="2">
            <text:p>2</text:p>
          </table:table-cell>
          <table:table-cell table:formula="of:=[.E19]*[.$B19]" office:value-type="float" office:value="0.18">
            <text:p>0.18</text:p>
          </table:table-cell>
          <table:table-cell table:formula="of:=[.C19]*[.E19]" office:value-type="float" office:value="0.01038">
            <text:p>0.01038</text:p>
          </table:table-cell>
          <table:table-cell table:formula="of:=[.D19]*[.E19]" office:value-type="float" office:value="0.00648">
            <text:p>0.00648</text:p>
          </table:table-cell>
          <table:table-cell office:value-type="string">
            <text:p>Digi- key</text:p>
          </table:table-cell>
          <table:table-cell table:style-name="ce31"/>
        </table:table-row>
        <table:table-row table:style-name="ro2">
          <table:table-cell table:style-name="ce4" office:value-type="string">
            <text:p>1k resistor</text:p>
          </table:table-cell>
          <table:table-cell table:style-name="ce19" office:value-type="float" office:value="0.09">
            <text:p>0.09</text:p>
          </table:table-cell>
          <table:table-cell table:style-name="ce19" office:value-type="float" office:value="0.0265">
            <text:p>0.0265</text:p>
          </table:table-cell>
          <table:table-cell table:style-name="ce19" office:value-type="float" office:value="0.00099">
            <text:p>0.00099</text:p>
          </table:table-cell>
          <table:table-cell table:style-name="ce19" office:value-type="float" office:value="3">
            <text:p>3</text:p>
          </table:table-cell>
          <table:table-cell table:formula="of:=[.E20]*[.$B20]" office:value-type="float" office:value="0.27">
            <text:p>0.27</text:p>
          </table:table-cell>
          <table:table-cell table:formula="of:=[.C20]*[.E20]" office:value-type="float" office:value="0.0795">
            <text:p>0.0795</text:p>
          </table:table-cell>
          <table:table-cell table:formula="of:=[.D20]*[.E20]" office:value-type="float" office:value="0.00297">
            <text:p>0.00297</text:p>
          </table:table-cell>
          <table:table-cell table:style-name="ce19" office:value-type="string">
            <text:p>Digi- key</text:p>
          </table:table-cell>
          <table:table-cell table:style-name="ce32"/>
        </table:table-row>
        <table:table-row table:style-name="ro2">
          <table:table-cell office:value-type="string">
            <text:p>47k resistor</text:p>
          </table:table-cell>
          <table:table-cell office:value-type="float" office:value="0.09">
            <text:p>0.09</text:p>
          </table:table-cell>
          <table:table-cell office:value-type="float" office:value="0.0265">
            <text:p>0.0265</text:p>
          </table:table-cell>
          <table:table-cell office:value-type="float" office:value="0.00099">
            <text:p>0.00099</text:p>
          </table:table-cell>
          <table:table-cell office:value-type="float" office:value="2">
            <text:p>2</text:p>
          </table:table-cell>
          <table:table-cell table:formula="of:=[.E21]*[.$B21]" office:value-type="float" office:value="0.18">
            <text:p>0.18</text:p>
          </table:table-cell>
          <table:table-cell table:formula="of:=[.C21]*[.E21]" office:value-type="float" office:value="0.053">
            <text:p>0.053</text:p>
          </table:table-cell>
          <table:table-cell table:formula="of:=[.D21]*[.E21]" office:value-type="float" office:value="0.00198">
            <text:p>0.00198</text:p>
          </table:table-cell>
          <table:table-cell office:value-type="string">
            <text:p>Digi- key</text:p>
          </table:table-cell>
          <table:table-cell table:style-name="ce31"/>
        </table:table-row>
        <table:table-row table:style-name="ro2">
          <table:table-cell table:style-name="ce4" office:value-type="string">
            <text:p>22k resistor</text:p>
          </table:table-cell>
          <table:table-cell table:style-name="ce19" office:value-type="float" office:value="0.09">
            <text:p>0.09</text:p>
          </table:table-cell>
          <table:table-cell table:style-name="ce19" office:value-type="float" office:value="0.0265">
            <text:p>0.0265</text:p>
          </table:table-cell>
          <table:table-cell table:style-name="ce19" office:value-type="float" office:value="0.00099">
            <text:p>0.00099</text:p>
          </table:table-cell>
          <table:table-cell table:style-name="ce19" office:value-type="float" office:value="2">
            <text:p>2</text:p>
          </table:table-cell>
          <table:table-cell table:formula="of:=[.E22]*[.$B22]" office:value-type="float" office:value="0.18">
            <text:p>0.18</text:p>
          </table:table-cell>
          <table:table-cell table:formula="of:=[.C22]*[.E22]" office:value-type="float" office:value="0.053">
            <text:p>0.053</text:p>
          </table:table-cell>
          <table:table-cell table:formula="of:=[.D22]*[.E22]" office:value-type="float" office:value="0.00198">
            <text:p>0.00198</text:p>
          </table:table-cell>
          <table:table-cell table:style-name="ce19" office:value-type="string">
            <text:p>Digi- key</text:p>
          </table:table-cell>
          <table:table-cell table:style-name="ce32"/>
        </table:table-row>
        <table:table-row table:style-name="ro2">
          <table:table-cell office:value-type="string">
            <text:p>Battery <text:s/>voltage &amp; current monitor with shutdown</text:p>
          </table:table-cell>
          <table:table-cell office:value-type="float" office:value="1.74">
            <text:p>1.74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1">
            <text:p>1</text:p>
          </table:table-cell>
          <table:table-cell table:formula="of:=[.E23]*[.$B23]" office:value-type="float" office:value="1.74">
            <text:p>1.74</text:p>
          </table:table-cell>
          <table:table-cell table:formula="of:=[.C23]*[.E23]" office:value-type="float" office:value="0.92">
            <text:p>0.92</text:p>
          </table:table-cell>
          <table:table-cell table:formula="of:=[.D23]*[.E23]" office:value-type="float" office:value="0.85">
            <text:p>0.85</text:p>
          </table:table-cell>
          <table:table-cell table:style-name="ce28" office:value-type="string">
            <text:p>Mouser</text:p>
          </table:table-cell>
          <table:table-cell table:style-name="ce31" office:value-type="string">
            <text:p>INA232</text:p>
          </table:table-cell>
        </table:table-row>
        <table:table-row table:style-name="ro2">
          <table:table-cell table:style-name="ce4" office:value-type="string">
            <text:p>Current sense resistor 0.64Ohm</text:p>
          </table:table-cell>
          <table:table-cell table:style-name="ce19" office:value-type="float" office:value="0.112">
            <text:p>0.112</text:p>
          </table:table-cell>
          <table:table-cell table:style-name="ce19" office:value-type="float" office:value="0.026">
            <text:p>0.026</text:p>
          </table:table-cell>
          <table:table-cell table:style-name="ce19" office:value-type="float" office:value="0.019">
            <text:p>0.019</text:p>
          </table:table-cell>
          <table:table-cell table:style-name="ce19" office:value-type="float" office:value="2">
            <text:p>2</text:p>
          </table:table-cell>
          <table:table-cell table:formula="of:=[.E24]*[.$B24]" office:value-type="float" office:value="0.224">
            <text:p>0.224</text:p>
          </table:table-cell>
          <table:table-cell table:formula="of:=[.C24]*[.E24]" office:value-type="float" office:value="0.052">
            <text:p>0.052</text:p>
          </table:table-cell>
          <table:table-cell table:formula="of:=[.D24]*[.E24]" office:value-type="float" office:value="0.038">
            <text:p>0.038</text:p>
          </table:table-cell>
          <table:table-cell table:style-name="ce19" office:value-type="string">
            <text:p>Mouser</text:p>
          </table:table-cell>
          <table:table-cell table:style-name="ce37" office:value-type="string">
            <text:p>RT0805FRE071R2L</text:p>
          </table:table-cell>
        </table:table-row>
        <table:table-row table:style-name="ro2">
          <table:table-cell office:value-type="string">
            <text:p>PC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E25]*[.$B25]" office:value-type="float" office:value="3">
            <text:p>3</text:p>
          </table:table-cell>
          <table:table-cell table:formula="of:=[.C25]*[.E25]" office:value-type="float" office:value="2">
            <text:p>2</text:p>
          </table:table-cell>
          <table:table-cell table:formula="of:=[.D25]*[.E25]" office:value-type="float" office:value="1">
            <text:p>1</text:p>
          </table:table-cell>
          <table:table-cell office:value-type="string">
            <text:p>???</text:p>
          </table:table-cell>
          <table:table-cell table:style-name="ce31"/>
        </table:table-row>
        <table:table-row table:style-name="ro2">
          <table:table-cell table:style-name="ce4" office:value-type="string">
            <text:p>Battery holder with JST connector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.5164">
            <text:p>0.5164</text:p>
          </table:table-cell>
          <table:table-cell table:style-name="ce19" office:value-type="float" office:value="0.4303">
            <text:p>0.4303</text:p>
          </table:table-cell>
          <table:table-cell table:style-name="ce19" office:value-type="float" office:value="1">
            <text:p>1</text:p>
          </table:table-cell>
          <table:table-cell table:formula="of:=[.E26]*[.$B26]" office:value-type="float" office:value="1">
            <text:p>1</text:p>
          </table:table-cell>
          <table:table-cell table:formula="of:=[.C26]*[.E26]" office:value-type="float" office:value="0.5164">
            <text:p>0.5164</text:p>
          </table:table-cell>
          <table:table-cell table:formula="of:=[.D26]*[.E26]" office:value-type="float" office:value="0.4303">
            <text:p>0.4303</text:p>
          </table:table-cell>
          <table:table-cell table:style-name="ce19" office:value-type="string">
            <text:p>Alibaba</text:p>
          </table:table-cell>
          <table:table-cell table:style-name="ce32"/>
        </table:table-row>
        <table:table-row table:style-name="ro6">
          <table:table-cell office:value-type="string">
            <text:p>Power block: Buck-Boost driver</text:p>
          </table:table-cell>
          <table:table-cell office:value-type="float" office:value="1.41">
            <text:p>1.41</text:p>
          </table:table-cell>
          <table:table-cell office:value-type="float" office:value="0.692">
            <text:p>0.692</text:p>
          </table:table-cell>
          <table:table-cell office:value-type="float" office:value="0.655">
            <text:p>0.655</text:p>
          </table:table-cell>
          <table:table-cell office:value-type="float" office:value="1">
            <text:p>1</text:p>
          </table:table-cell>
          <table:table-cell table:formula="of:=[.E27]*[.$B27]" office:value-type="float" office:value="1.41">
            <text:p>1.41</text:p>
          </table:table-cell>
          <table:table-cell table:formula="of:=[.C27]*[.E27]" office:value-type="float" office:value="0.692">
            <text:p>0.692</text:p>
          </table:table-cell>
          <table:table-cell table:formula="of:=[.D27]*[.E27]" office:value-type="float" office:value="0.655">
            <text:p>0.655</text:p>
          </table:table-cell>
          <table:table-cell office:value-type="string">
            <text:p>Mouser</text:p>
          </table:table-cell>
          <table:table-cell table:style-name="ce38" office:value-type="string">
            <text:p>BD70522GUL-E2 </text:p>
          </table:table-cell>
        </table:table-row>
        <table:table-row table:style-name="ro6">
          <table:table-cell table:style-name="ce4" office:value-type="string">
            <text:p>2.2uH inductor for the Buck Boost driver</text:p>
          </table:table-cell>
          <table:table-cell table:style-name="ce19" office:value-type="float" office:value="0.542">
            <text:p>0.542</text:p>
          </table:table-cell>
          <table:table-cell table:number-columns-repeated="2" table:style-name="ce19" office:value-type="float" office:value="0.277">
            <text:p>0.277</text:p>
          </table:table-cell>
          <table:table-cell table:style-name="ce19" office:value-type="float" office:value="1">
            <text:p>1</text:p>
          </table:table-cell>
          <table:table-cell table:formula="of:=[.E28]*[.$B28]" office:value-type="float" office:value="0.542">
            <text:p>0.542</text:p>
          </table:table-cell>
          <table:table-cell table:formula="of:=[.C28]*[.E28]" office:value-type="float" office:value="0.277">
            <text:p>0.277</text:p>
          </table:table-cell>
          <table:table-cell table:formula="of:=[.D28]*[.E28]" office:value-type="float" office:value="0.277">
            <text:p>0.277</text:p>
          </table:table-cell>
          <table:table-cell table:style-name="ce19" office:value-type="string">
            <text:p>Mouser</text:p>
          </table:table-cell>
          <table:table-cell table:style-name="ce39" office:value-type="string">
            <text:p>SRU5018-2R2Y </text:p>
          </table:table-cell>
        </table:table-row>
        <table:table-row table:style-name="ro7">
          <table:table-cell table:style-name="ce8" office:value-type="string" table:number-columns-spanned="10" table:number-rows-spanned="1">
            <text:p>Casing NOT included!</text:p>
          </table:table-cell>
          <table:covered-table-cell table:number-columns-repeated="8" table:style-name="Default"/>
          <table:covered-table-cell/>
        </table:table-row>
        <table:table-row table:style-name="ro8">
          <table:table-cell table:style-name="ce9" office:value-type="string">
            <text:p>TOTAL <text:s text:c="13"/><text:span text:style-name="T1">for commercial product</text:span></text:p>
          </table:table-cell>
          <table:table-cell table:style-name="ce22" table:number-columns-repeated="4"/>
          <table:table-cell table:style-name="ce25" table:formula="of:=SUM([.F2:.F28])" office:value-type="float" office:value="43.484">
            <text:p>43.5</text:p>
          </table:table-cell>
          <table:table-cell table:style-name="ce25" table:formula="of:=SUM([.G2:.G28])" office:value-type="float" office:value="31.26544">
            <text:p>31.3</text:p>
          </table:table-cell>
          <table:table-cell table:style-name="ce25" table:formula="of:=SUM([.H2:.H28])" office:value-type="float" office:value="29.00557">
            <text:p>29.0</text:p>
          </table:table-cell>
          <table:table-cell table:style-name="ce22"/>
          <table:table-cell table:style-name="ce41" office:value-type="string">
            <text:p>EURO, NO VAT included </text:p>
          </table:table-cell>
        </table:table-row>
        <table:table-row table:style-name="ro2" table:number-rows-repeated="2">
          <table:table-cell table:style-name="Default" table:number-columns-repeated="10"/>
        </table:table-row>
        <table:table-row table:style-name="ro9">
          <table:table-cell table:style-name="ce10" office:value-type="string" table:number-columns-spanned="10" table:number-rows-spanned="1">
            <text:p>Option with additional sensors like: particle size detection, Light intensity &amp; air velocity powered from Li Ion cells and solar energy harvesting</text:p>
          </table:table-cell>
          <table:covered-table-cell table:number-columns-repeated="9" table:style-name="Default"/>
        </table:table-row>
        <table:table-row table:style-name="ro10">
          <table:table-cell table:style-name="ce11" office:value-type="string">
            <text:p>Li-Ion rechargeable -20C to +60C</text:p>
          </table:table-cell>
          <table:table-cell table:style-name="ce23" office:value-type="float" office:value="3.84">
            <text:p>3.84</text:p>
          </table:table-cell>
          <table:table-cell table:number-columns-repeated="2" table:style-name="ce23" office:value-type="float" office:value="2.315">
            <text:p>2.315</text:p>
          </table:table-cell>
          <table:table-cell table:style-name="ce23" office:value-type="float" office:value="2">
            <text:p>2</text:p>
          </table:table-cell>
          <table:table-cell table:style-name="ce23" table:formula="of:=[.B34]*[.E34]" office:value-type="float" office:value="7.68">
            <text:p>7.68</text:p>
          </table:table-cell>
          <table:table-cell table:style-name="ce23" table:formula="of:=[.C34]*[.E34]" office:value-type="float" office:value="4.63">
            <text:p>4.63</text:p>
          </table:table-cell>
          <table:table-cell table:style-name="ce23" table:formula="of:=[.D34]*[.E34]" office:value-type="float" office:value="4.63">
            <text:p>4.63</text:p>
          </table:table-cell>
          <table:table-cell table:style-name="ce23"/>
          <table:table-cell table:style-name="ce42" office:value-type="string">
            <text:p><text:a xlink:href="https://www.aliexpress.com/item/1005009451868671.html">https://www.aliexpress.com/item/1005009451868671.html</text:a></text:p>
          </table:table-cell>
        </table:table-row>
        <table:table-row table:style-name="ro2">
          <table:table-cell table:style-name="ce12" office:value-type="string">
            <text:p>Charger IC with energy harvesting input </text:p>
          </table:table-cell>
          <table:table-cell table:style-name="Default" office:value-type="float" office:value="8.02">
            <text:p>8.02</text:p>
          </table:table-cell>
          <table:table-cell table:style-name="Default" office:value-type="float" office:value="4.74">
            <text:p>4.74</text:p>
          </table:table-cell>
          <table:table-cell table:style-name="Default" office:value-type="float" office:value="4.7">
            <text:p>4.7</text:p>
          </table:table-cell>
          <table:table-cell table:style-name="Default" office:value-type="float" office:value="1">
            <text:p>1</text:p>
          </table:table-cell>
          <table:table-cell table:style-name="Default" table:formula="of:=[.B35]*[.E35]" office:value-type="float" office:value="8.02">
            <text:p>8.02</text:p>
          </table:table-cell>
          <table:table-cell table:style-name="Default" table:formula="of:=[.C35]*[.E35]" office:value-type="float" office:value="4.74">
            <text:p>4.74</text:p>
          </table:table-cell>
          <table:table-cell table:style-name="Default" table:formula="of:=[.D35]*[.E35]" office:value-type="float" office:value="4.7">
            <text:p>4.7</text:p>
          </table:table-cell>
          <table:table-cell table:style-name="ce29" office:value-type="string">
            <text:p>Mouser</text:p>
          </table:table-cell>
          <table:table-cell table:style-name="ce43" office:value-type="string">
            <text:p>bq25570 </text:p>
          </table:table-cell>
        </table:table-row>
        <table:table-row table:style-name="ro2">
          <table:table-cell table:style-name="ce12" office:value-type="string">
            <text:p>battery fuel gauge </text:p>
          </table:table-cell>
          <table:table-cell table:style-name="Default" office:value-type="float" office:value="3.34">
            <text:p>3.34</text:p>
          </table:table-cell>
          <table:table-cell table:style-name="Default" office:value-type="float" office:value="1.85">
            <text:p>1.85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1">
            <text:p>1</text:p>
          </table:table-cell>
          <table:table-cell table:style-name="Default" table:formula="of:=[.B36]*[.E36]" office:value-type="float" office:value="3.34">
            <text:p>3.34</text:p>
          </table:table-cell>
          <table:table-cell table:style-name="Default" table:formula="of:=[.C36]*[.E36]" office:value-type="float" office:value="1.85">
            <text:p>1.85</text:p>
          </table:table-cell>
          <table:table-cell table:style-name="Default" table:formula="of:=[.D36]*[.E36]" office:value-type="float" office:value="1.8">
            <text:p>1.8</text:p>
          </table:table-cell>
          <table:table-cell table:style-name="ce29" office:value-type="string">
            <text:p>Digi-Key</text:p>
          </table:table-cell>
          <table:table-cell table:style-name="ce43" office:value-type="string">
            <text:p><text:a xlink:href="https://www.digikey.ro/en/products/detail/analog-devices-inc-maxim-integrated/MAX17303G/17885206">MAX17303G+</text:a> </text:p>
          </table:table-cell>
        </table:table-row>
        <table:table-row table:style-name="ro2">
          <table:table-cell office:value-type="string">
            <text:p>resistors ( avg price )</text:p>
          </table:table-cell>
          <table:table-cell office:value-type="float" office:value="0.09">
            <text:p>0.09</text:p>
          </table:table-cell>
          <table:table-cell office:value-type="float" office:value="0.00519">
            <text:p>0.00519</text:p>
          </table:table-cell>
          <table:table-cell office:value-type="float" office:value="0.00324">
            <text:p>0.00324</text:p>
          </table:table-cell>
          <table:table-cell office:value-type="float" office:value="25">
            <text:p>25</text:p>
          </table:table-cell>
          <table:table-cell table:style-name="Default" table:formula="of:=[.B37]*[.E37]" office:value-type="float" office:value="2.25">
            <text:p>2.25</text:p>
          </table:table-cell>
          <table:table-cell table:style-name="Default" table:formula="of:=[.C37]*[.E37]" office:value-type="float" office:value="0.12975">
            <text:p>0.12975</text:p>
          </table:table-cell>
          <table:table-cell table:style-name="Default" table:formula="of:=[.D37]*[.E37]" office:value-type="float" office:value="0.081">
            <text:p>0.081</text:p>
          </table:table-cell>
          <table:table-cell table:style-name="ce29" office:value-type="string">
            <text:p>Digi-Key</text:p>
          </table:table-cell>
          <table:table-cell/>
        </table:table-row>
        <table:table-row table:style-name="ro2">
          <table:table-cell office:value-type="string">
            <text:p>10uF x7r (extended temp range)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.01773">
            <text:p>0.01773</text:p>
          </table:table-cell>
          <table:table-cell office:value-type="float" office:value="5">
            <text:p>5</text:p>
          </table:table-cell>
          <table:table-cell table:style-name="Default" table:formula="of:=[.B38]*[.E38]" office:value-type="float" office:value="0.35">
            <text:p>0.35</text:p>
          </table:table-cell>
          <table:table-cell table:style-name="Default" table:formula="of:=[.C38]*[.E38]" office:value-type="float" office:value="0.1">
            <text:p>0.1</text:p>
          </table:table-cell>
          <table:table-cell table:style-name="Default" table:formula="of:=[.D38]*[.E38]" office:value-type="float" office:value="0.08865">
            <text:p>0.08865</text:p>
          </table:table-cell>
          <table:table-cell table:style-name="ce29" office:value-type="string">
            <text:p>Digi-Key</text:p>
          </table:table-cell>
          <table:table-cell/>
        </table:table-row>
        <table:table-row table:style-name="ro2">
          <table:table-cell table:style-name="ce4" office:value-type="string">
            <text:p>Power inductors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.72">
            <text:p>0.72</text:p>
          </table:table-cell>
          <table:table-cell table:style-name="ce19" office:value-type="float" office:value="0.7">
            <text:p>0.7</text:p>
          </table:table-cell>
          <table:table-cell table:style-name="ce19" office:value-type="float" office:value="2">
            <text:p>2</text:p>
          </table:table-cell>
          <table:table-cell table:style-name="Default" table:formula="of:=[.B39]*[.E39]" office:value-type="float" office:value="2">
            <text:p>2</text:p>
          </table:table-cell>
          <table:table-cell table:style-name="Default" table:formula="of:=[.C39]*[.E39]" office:value-type="float" office:value="1.44">
            <text:p>1.44</text:p>
          </table:table-cell>
          <table:table-cell table:style-name="Default" table:formula="of:=[.D39]*[.E39]" office:value-type="float" office:value="1.4">
            <text:p>1.4</text:p>
          </table:table-cell>
          <table:table-cell table:style-name="ce29" office:value-type="string">
            <text:p>Digi-Key</text:p>
          </table:table-cell>
          <table:table-cell/>
        </table:table-row>
        <table:table-row table:style-name="ro2">
          <table:table-cell table:style-name="ce4" office:value-type="string">
            <text:p>Current sense resistor</text:p>
          </table:table-cell>
          <table:table-cell table:style-name="ce19" office:value-type="float" office:value="0.67">
            <text:p>0.67</text:p>
          </table:table-cell>
          <table:table-cell table:style-name="ce19" office:value-type="float" office:value="0.5">
            <text:p>0.5</text:p>
          </table:table-cell>
          <table:table-cell table:style-name="ce19" office:value-type="float" office:value="0.43">
            <text:p>0.43</text:p>
          </table:table-cell>
          <table:table-cell table:style-name="ce19" office:value-type="float" office:value="2">
            <text:p>2</text:p>
          </table:table-cell>
          <table:table-cell table:style-name="Default" table:formula="of:=[.B40]*[.E40]" office:value-type="float" office:value="1.34">
            <text:p>1.34</text:p>
          </table:table-cell>
          <table:table-cell table:style-name="Default" table:formula="of:=[.C40]*[.E40]" office:value-type="float" office:value="1">
            <text:p>1</text:p>
          </table:table-cell>
          <table:table-cell table:style-name="Default" table:formula="of:=[.D40]*[.E40]" office:value-type="float" office:value="0.86">
            <text:p>0.86</text:p>
          </table:table-cell>
          <table:table-cell table:style-name="ce29" office:value-type="string">
            <text:p>Digi-Key</text:p>
          </table:table-cell>
          <table:table-cell/>
        </table:table-row>
        <table:table-row table:style-name="ro2">
          <table:table-cell table:style-name="ce12" office:value-type="string">
            <text:p>MOS FET transistors</text:p>
          </table:table-cell>
          <table:table-cell table:style-name="Default" office:value-type="float" office:value="0.8">
            <text:p>0.8</text:p>
          </table:table-cell>
          <table:table-cell table:style-name="Default" office:value-type="float" office:value="0.7">
            <text:p>0.7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2">
            <text:p>2</text:p>
          </table:table-cell>
          <table:table-cell table:style-name="Default" table:formula="of:=[.B41]*[.E41]" office:value-type="float" office:value="1.6">
            <text:p>1.6</text:p>
          </table:table-cell>
          <table:table-cell table:style-name="Default" table:formula="of:=[.C41]*[.E41]" office:value-type="float" office:value="1.4">
            <text:p>1.4</text:p>
          </table:table-cell>
          <table:table-cell table:style-name="Default" table:formula="of:=[.D41]*[.E41]" office:value-type="float" office:value="1">
            <text:p>1</text:p>
          </table:table-cell>
          <table:table-cell table:style-name="ce29" office:value-type="string">
            <text:p>Digi-Key</text:p>
          </table:table-cell>
          <table:table-cell/>
        </table:table-row>
        <table:table-row table:style-name="ro2">
          <table:table-cell office:value-type="string">
            <text:p>100nF x7r (extended temp range)</text:p>
          </table:table-cell>
          <table:table-cell office:value-type="float" office:value="0.07">
            <text:p>0.07</text:p>
          </table:table-cell>
          <table:table-cell office:value-type="float" office:value="0.01143">
            <text:p>0.01143</text:p>
          </table:table-cell>
          <table:table-cell office:value-type="float" office:value="0.00383">
            <text:p>0.00383</text:p>
          </table:table-cell>
          <table:table-cell office:value-type="float" office:value="10">
            <text:p>10</text:p>
          </table:table-cell>
          <table:table-cell table:style-name="Default" table:formula="of:=[.B42]*[.E42]" office:value-type="float" office:value="0.7">
            <text:p>0.7</text:p>
          </table:table-cell>
          <table:table-cell table:style-name="Default" table:formula="of:=[.C42]*[.E42]" office:value-type="float" office:value="0.1143">
            <text:p>0.1143</text:p>
          </table:table-cell>
          <table:table-cell table:style-name="Default" table:formula="of:=[.D42]*[.E42]" office:value-type="float" office:value="0.0383">
            <text:p>0.0383</text:p>
          </table:table-cell>
          <table:table-cell table:style-name="ce29" office:value-type="string">
            <text:p>Digi-Key</text:p>
          </table:table-cell>
          <table:table-cell/>
        </table:table-row>
        <table:table-row table:style-name="ro10">
          <table:table-cell table:style-name="ce12" office:value-type="string">
            <text:p>Particle Sensor (PM Size: 1, 2.5, 4, 10 um)</text:p>
          </table:table-cell>
          <table:table-cell table:style-name="Default" office:value-type="float" office:value="38.24">
            <text:p>38.24</text:p>
          </table:table-cell>
          <table:table-cell table:number-columns-repeated="2" table:style-name="Default" office:value-type="float" office:value="24.11">
            <text:p>24.11</text:p>
          </table:table-cell>
          <table:table-cell table:style-name="Default" office:value-type="float" office:value="1">
            <text:p>1</text:p>
          </table:table-cell>
          <table:table-cell table:style-name="Default" table:formula="of:=[.B43]*[.E43]" office:value-type="float" office:value="38.24">
            <text:p>38.24</text:p>
          </table:table-cell>
          <table:table-cell table:style-name="Default" table:formula="of:=[.C43]*[.E43]" office:value-type="float" office:value="24.11">
            <text:p>24.11</text:p>
          </table:table-cell>
          <table:table-cell table:style-name="Default" table:formula="of:=[.D43]*[.E43]" office:value-type="float" office:value="24.11">
            <text:p>24.11</text:p>
          </table:table-cell>
          <table:table-cell table:style-name="Default" office:value-type="string">
            <text:p>Mouser</text:p>
          </table:table-cell>
          <table:table-cell office:value-type="string">
            <text:p>Sensirion SPS30</text:p>
          </table:table-cell>
        </table:table-row>
        <table:table-row table:style-name="ro10">
          <table:table-cell table:style-name="ce12" office:value-type="string">
            <text:p>Air Velocity Sensor </text:p>
          </table:table-cell>
          <table:table-cell table:style-name="Default" office:value-type="float" office:value="13.68">
            <text:p>13.68</text:p>
          </table:table-cell>
          <table:table-cell table:number-columns-repeated="2" table:style-name="Default" office:value-type="float" office:value="10.73">
            <text:p>10.73</text:p>
          </table:table-cell>
          <table:table-cell table:style-name="Default" office:value-type="float" office:value="1">
            <text:p>1</text:p>
          </table:table-cell>
          <table:table-cell table:style-name="Default" table:formula="of:=[.B44]*[.E44]" office:value-type="float" office:value="13.68">
            <text:p>13.68</text:p>
          </table:table-cell>
          <table:table-cell table:style-name="Default" table:formula="of:=[.C44]*[.E44]" office:value-type="float" office:value="10.73">
            <text:p>10.73</text:p>
          </table:table-cell>
          <table:table-cell table:style-name="Default" table:formula="of:=[.D44]*[.E44]" office:value-type="float" office:value="10.73">
            <text:p>10.73</text:p>
          </table:table-cell>
          <table:table-cell table:style-name="Default" office:value-type="string">
            <text:p>Digi-key</text:p>
          </table:table-cell>
          <table:table-cell office:value-type="string">
            <text:p>Renesas FS3000</text:p>
          </table:table-cell>
        </table:table-row>
        <table:table-row table:style-name="ro2">
          <table:table-cell table:style-name="ce12" office:value-type="string">
            <text:p>Ambient light sensor </text:p>
          </table:table-cell>
          <table:table-cell table:style-name="Default" office:value-type="float" office:value="1.42">
            <text:p>1.42</text:p>
          </table:table-cell>
          <table:table-cell table:style-name="Default" office:value-type="float" office:value="0.911">
            <text:p>0.911</text:p>
          </table:table-cell>
          <table:table-cell table:style-name="Default" office:value-type="float" office:value="0.831">
            <text:p>0.831</text:p>
          </table:table-cell>
          <table:table-cell table:style-name="Default" office:value-type="float" office:value="1">
            <text:p>1</text:p>
          </table:table-cell>
          <table:table-cell table:style-name="Default" table:formula="of:=[.B45]*[.E45]" office:value-type="float" office:value="1.42">
            <text:p>1.42</text:p>
          </table:table-cell>
          <table:table-cell table:style-name="Default" table:formula="of:=[.C45]*[.E45]" office:value-type="float" office:value="0.911">
            <text:p>0.911</text:p>
          </table:table-cell>
          <table:table-cell table:style-name="Default" table:formula="of:=[.D45]*[.E45]" office:value-type="float" office:value="0.831">
            <text:p>0.831</text:p>
          </table:table-cell>
          <table:table-cell table:style-name="Default" office:value-type="string">
            <text:p>Digi-key</text:p>
          </table:table-cell>
          <table:table-cell/>
        </table:table-row>
        <table:table-row table:style-name="ro2">
          <table:table-cell table:style-name="ce12" office:value-type="string">
            <text:p>Solar cell</text:p>
          </table:table-cell>
          <table:table-cell table:style-name="Default" office:value-type="float" office:value="1.6">
            <text:p>1.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53">
            <text:p>0.53</text:p>
          </table:table-cell>
          <table:table-cell table:style-name="Default" office:value-type="float" office:value="1">
            <text:p>1</text:p>
          </table:table-cell>
          <table:table-cell table:style-name="Default" table:formula="of:=[.B46]*[.E46]" office:value-type="float" office:value="1.6">
            <text:p>1.6</text:p>
          </table:table-cell>
          <table:table-cell table:style-name="Default" table:formula="of:=[.C46]*[.E46]" office:value-type="float" office:value="1">
            <text:p>1</text:p>
          </table:table-cell>
          <table:table-cell table:style-name="Default" table:formula="of:=[.D46]*[.E46]" office:value-type="float" office:value="0.53">
            <text:p>0.53</text:p>
          </table:table-cell>
          <table:table-cell table:style-name="Default" office:value-type="string">
            <text:p>china</text:p>
          </table:table-cell>
          <table:table-cell/>
        </table:table-row>
        <table:table-row table:style-name="ro2">
          <table:table-cell table:style-name="ce12"/>
          <table:table-cell table:style-name="Default" table:number-columns-repeated="8"/>
          <table:table-cell/>
        </table:table-row>
        <table:table-row table:style-name="ro8">
          <table:table-cell table:style-name="ce13" office:value-type="string">
            <text:p><text:span text:style-name="T2">Total</text:span> for extra sensors </text:p>
          </table:table-cell>
          <table:table-cell table:style-name="Default" table:number-columns-repeated="4"/>
          <table:table-cell table:style-name="ce26" table:formula="of:=SUM([.F34:.F46])" office:value-type="float" office:value="82.22">
            <text:p>82.2</text:p>
          </table:table-cell>
          <table:table-cell table:style-name="ce26" table:formula="of:=SUM([.G34:.G46])" office:value-type="float" office:value="52.15505">
            <text:p>52.2</text:p>
          </table:table-cell>
          <table:table-cell table:style-name="ce26" table:formula="of:=SUM([.H34:.H46])" office:value-type="float" office:value="50.79895">
            <text:p>50.8</text:p>
          </table:table-cell>
          <table:table-cell table:style-name="Default"/>
          <table:table-cell table:style-name="ce44" office:value-type="string">
            <text:p>EURO, NO VAT included (not so precise estimation , needs more design time!)</text:p>
          </table:table-cell>
        </table:table-row>
        <table:table-row table:style-name="ro2">
          <table:table-cell table:style-name="ce14"/>
          <table:table-cell table:style-name="ce24" table:number-columns-repeated="8"/>
          <table:table-cell table:style-name="ce45"/>
        </table:table-row>
        <table:table-row table:style-name="ro2">
          <table:table-cell table:style-name="Default" table:number-columns-repeated="10"/>
        </table:table-row>
        <table:table-row table:style-name="ro11">
          <table:table-cell table:style-name="ce15" office:value-type="string">
            <text:p>Grand Total </text:p>
          </table:table-cell>
          <table:table-cell table:style-name="ce15" table:number-columns-repeated="4"/>
          <table:table-cell table:style-name="ce27" table:formula="of:=[.F30]+[.F48]" office:value-type="float" office:value="125.704">
            <text:p>125.7</text:p>
          </table:table-cell>
          <table:table-cell table:style-name="ce27" table:formula="of:=[.G30]+[.G48]" office:value-type="float" office:value="83.42049">
            <text:p>83.4</text:p>
          </table:table-cell>
          <table:table-cell table:style-name="ce27" table:formula="of:=[.H30]+[.H48]" office:value-type="float" office:value="79.80452">
            <text:p>79.8</text:p>
          </table:table-cell>
          <table:table-cell table:style-name="Default"/>
          <table:table-cell table:style-name="ce46" office:value-type="string">
            <text:p>Too much electronics. We should consider 2 Stackable PCBs.</text:p>
          </table:table-cell>
        </table:table-row>
        <table:table-row table:style-name="ro12">
          <table:table-cell table:style-name="ce16" office:value-type="string">
            <text:p>IMU BMI323</text:p>
          </table:table-cell>
          <table:table-cell table:style-name="ce16" office:value-type="float" office:value="2.79">
            <text:p>2.79</text:p>
          </table:table-cell>
          <table:table-cell table:style-name="ce16" office:value-type="float" office:value="1.851">
            <text:p>1.851</text:p>
          </table:table-cell>
          <table:table-cell table:style-name="ce16" office:value-type="float" office:value="1.72">
            <text:p>1.72</text:p>
          </table:table-cell>
          <table:table-cell table:style-name="ce16" table:number-columns-repeated="5"/>
          <table:table-cell table:style-name="ce47" office:value-type="string">
            <text:p>Idea for Maintenance / predictive maintenance shock / inclination /fall dawn of the unit </text:p>
          </table:table-cell>
        </table:table-row>
      </table:table>
      <table:table table:name="Senzor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49"/>
        <table:table-column table:style-name="co14" table:default-cell-style-name="Default"/>
        <table:table-row table:style-name="ro13">
          <table:table-cell table:style-name="ce48" office:value-type="string">
            <text:p>Part Name </text:p>
          </table:table-cell>
          <table:table-cell table:style-name="ce48" office:value-type="string">
            <text:p>Senzor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I2C address (Hex)</text:p>
          </table:table-cell>
          <table:table-cell table:style-name="ce48" office:value-type="string">
            <text:p>Data Sheet Link</text:p>
          </table:table-cell>
        </table:table-row>
        <table:table-row table:style-name="ro10">
          <table:table-cell office:value-type="string">
            <text:p>SHT41A</text:p>
          </table:table-cell>
          <table:table-cell office:value-type="string">
            <text:p>YES </text:p>
          </table:table-cell>
          <table:table-cell office:value-type="string">
            <text:p>Temp + Hum</text:p>
          </table:table-cell>
          <table:table-cell office:value-type="float" office:value="44">
            <text:p>44</text:p>
          </table:table-cell>
          <table:table-cell office:value-type="string">
            <text:p><text:a xlink:href="https://download.mikroe.com/documents/datasheets/SHT41A_datasheet.pdf">https://download.mikroe.com/documents/datasheets/SHT41A_datasheet.pdf</text:a></text:p>
          </table:table-cell>
        </table:table-row>
        <table:table-row table:style-name="ro10">
          <table:table-cell table:style-name="ce29" office:value-type="string">
            <text:p>ILPS22QSTR </text:p>
          </table:table-cell>
          <table:table-cell office:value-type="string">
            <text:p>YES </text:p>
          </table:table-cell>
          <table:table-cell office:value-type="string">
            <text:p>Air pressure</text:p>
          </table:table-cell>
          <table:table-cell office:value-type="string">
            <text:p>5Ch</text:p>
          </table:table-cell>
          <table:table-cell office:value-type="string">
            <text:p><text:a xlink:href="https://download.mikroe.com/documents/datasheets/ILPS22QS_datasheet.pdf">https://download.mikroe.com/documents/datasheets/ILPS22QS_datasheet.pdf</text:a></text:p>
          </table:table-cell>
        </table:table-row>
        <table:table-row table:style-name="ro10">
          <table:table-cell office:value-type="string">
            <text:p>TSL2591</text:p>
          </table:table-cell>
          <table:table-cell office:value-type="string">
            <text:p>YES </text:p>
          </table:table-cell>
          <table:table-cell office:value-type="string">
            <text:p>Light Intensity</text:p>
          </table:table-cell>
          <table:table-cell office:value-type="float" office:value="29">
            <text:p>29</text:p>
          </table:table-cell>
          <table:table-cell office:value-type="string">
            <text:p><text:a xlink:href="https://download.mikroe.com/documents/datasheets/TSL2591 Datasheet.pdf">https://download.mikroe.com/documents/datasheets/TSL2591 Datasheet.pdf</text:a></text:p>
          </table:table-cell>
        </table:table-row>
        <table:table-row table:style-name="ro10">
          <table:table-cell office:value-type="string">
            <text:p>SPS30</text:p>
          </table:table-cell>
          <table:table-cell office:value-type="string">
            <text:p>YES </text:p>
          </table:table-cell>
          <table:table-cell office:value-type="string">
            <text:p><text:s/>Air particle</text:p>
          </table:table-cell>
          <table:table-cell office:value-type="float" office:value="69">
            <text:p>69</text:p>
          </table:table-cell>
          <table:table-cell office:value-type="string">
            <text:p><text:a xlink:href="https://sensirion.com/media/documents/8600FF88/64A3B8D6/Sensirion_PM_Sensors_Datasheet_SPS30.pdf">https://sensirion.com/media/documents/8600FF88/64A3B8D6/Sensirion_PM_Sensors_Datasheet_SPS30.pdf</text:a></text:p>
          </table:table-cell>
        </table:table-row>
        <table:table-row table:style-name="ro10">
          <table:table-cell table:style-name="ce29" office:value-type="string">
            <text:p><text:s/>ST25DV16K</text:p>
          </table:table-cell>
          <table:table-cell office:value-type="string">
            <text:p>NO </text:p>
          </table:table-cell>
          <table:table-cell office:value-type="string">
            <text:p>NFC Tag </text:p>
          </table:table-cell>
          <table:table-cell office:value-type="string">
            <text:p>???</text:p>
          </table:table-cell>
          <table:table-cell office:value-type="string">
            <text:p><text:a xlink:href="https://www.st.com/en/nfc/st25dv16k.html">https://www.st.com/en/nfc/st25dv16k.html</text:a></text:p>
          </table:table-cell>
        </table:table-row>
        <table:table-row table:style-name="ro10">
          <table:table-cell office:value-type="string">
            <text:p>INA232</text:p>
          </table:table-cell>
          <table:table-cell office:value-type="string">
            <text:p>NO </text:p>
          </table:table-cell>
          <table:table-cell office:value-type="string">
            <text:p>Power monitoring</text:p>
          </table:table-cell>
          <table:table-cell office:value-type="string">
            <text:p>40, 41, 42, 43</text:p>
          </table:table-cell>
          <table:table-cell office:value-type="string">
            <text:p><text:a xlink:href="https://www.ti.com/lit/ds/symlink/ina232.pdf?ts=1760466383722&amp;ref_url=https%253A%252F%252Fwww.ti.com%252Fproduct%252FINA232">https://www.ti.com/lit/ds/symlink/ina232.pdf?ts=1760466383722&amp;ref_url=https%253A%252F%252Fwww.ti.com%252Fproduct%252FINA232</text:a></text:p>
          </table:table-cell>
        </table:table-row>
        <table:table-row table:style-name="ro10" table:number-rows-repeated="7">
          <table:table-cell table:number-columns-repeated="5"/>
        </table:table-row>
        <table:table-row table:style-name="ro10">
          <table:table-cell table:number-columns-repeated="3"/>
          <table:table-cell table:style-name="ce50"/>
          <table:table-cell/>
        </table:table-row>
        <table:table-row table:style-name="ro10" table:number-rows-repeated="1048560">
          <table:table-cell table:number-columns-repeated="5"/>
        </table:table-row>
        <table:table-row table:style-name="ro10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 number:grouping="true"/>
    </number:number-style>
    <number:number-style style:name="N117">
      <number:number number:decimal-places="2" number:min-integer-digits="2" number:grouping="true"/>
    </number:number-style>
    <number:number-style style:name="N118">
      <number:number number:decimal-places="1" number:min-integer-digits="2" number:grouping="true"/>
    </number:number-style>
    <number:number-style style:name="N120P0" style:volatile="true">
      <number:number number:decimal-places="1" number:min-integer-digits="1"/>
    </number:number-style>
    <number:number-style style:name="N120">
      <style:text-properties fo:color="#ff0000"/>
      <number:text>-</number:text>
      <number:number number:decimal-places="1" number:min-integer-digits="1"/>
      <style:map style:condition="value()&gt;=0" style:apply-style-name="N120P0"/>
    </number:number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102in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209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209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4">10/14/2025</text:date>, <text:time>22:0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1T12:06:13.203986200</meta:creation-date>
    <dc:date>2025-10-14T22:03:37.33</dc:date>
    <meta:editing-duration>P1DT1H8M40S</meta:editing-duration>
    <meta:editing-cycles>4</meta:editing-cycles>
    <meta:generator>OpenOffice/4.1.14$Win32 OpenOffice.org_project/4114m1$Build-9811</meta:generator>
    <meta:document-statistic meta:table-count="2" meta:cell-count="443" meta:object-count="0"/>
  </office:meta>
</office:document-meta>
</file>